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91cm" svg:height="8.391cm" svg:x="0.2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09T18:22:47.360377464</dc:date>
    <meta:editing-duration>PT3M19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392cm" xlink:href="." xlink:type="simple" chart:class="chart:scatter" chart:style-name="ch1">
        <chart:plot-area chart:style-name="ch2" chart:data-source-has-labels="both" svg:x="0.295cm" svg:y="0.167cm" svg:width="14.202cm" svg:height="8.058cm">
          <chartooo:coordinate-region svg:x="0.837cm" svg:y="0.366cm" svg:width="13.566cm" svg:height="7.6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27899110603923">
                <text:p>0.27899110603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314107590781282">
                <text:p>0.03141075907812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31410759078128">
                <text:p>-0.0314107590781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0941083133185146">
                <text:p>-0.09410831331851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40880768954226">
                <text:p>-0.940880768954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790155012375691">
                <text:p>-0.7901550123756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27899110603923">
                <text:p>-0.27899110603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0941083133185149">
                <text:p>-0.0941083133185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0314107590781284">
                <text:p>-0.03141075907812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0314107590781279">
                <text:p>0.03141075907812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.338737920245292">
                <text:p>0.338737920245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